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7b6d0" officeooo:paragraph-rsid="000f3b29" style:font-size-asian="10.5pt" style:font-size-complex="12pt"/>
    </style:style>
    <style:style style:name="P2" style:family="paragraph" style:parent-style-name="Standard">
      <style:text-properties officeooo:rsid="0007b6d0" officeooo:paragraph-rsid="000f3b29"/>
    </style:style>
    <style:style style:name="P3" style:family="paragraph" style:parent-style-name="Standard">
      <style:text-properties fo:font-size="10pt" officeooo:rsid="0007b6d0" officeooo:paragraph-rsid="000f3b29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e and modify user accounts</text:p>
      <text:p text:style-name="P2">sudo adduser bob = root creates new user</text:p>
      <text:p text:style-name="P2">sudo passwd &lt;AccountName&gt; = change a user's password</text:p>
      <text:p text:style-name="P2">sudo deluser &lt;AccountName&gt; = delete an account</text:p>
      <text:p text:style-name="P2">addgroup friends = create a new user group</text:p>
      <text:p text:style-name="P2">delgroup friends = delete a user group</text:p>
      <text:p text:style-name="P2">usermod -g friends &lt;Account&gt; = add user to a group</text:p>
      <text:p text:style-name="P2">usermod -g bob boby = change account name</text:p>
      <text:p text:style-name="P2">usermod -aG friends bob = add groups to a user with-</text:p>
      <text:p text:style-name="P2">out loosing the ones he's already in</text:p>
      <text:p text:style-name="P2"/>
      <text:p text:style-name="P2">File Permission Numbers</text:p>
      <text:p text:style-name="P3">First digit is owner permis​ sion, second is group</text:p>
      <text:p text:style-name="P3">and third is everyone.</text:p>
      <text:p text:style-name="P3">Calculate permission digits by adding numbers</text:p>
      <text:p text:style-name="P3">below.</text:p>
      <text:p text:style-name="P1">4 read (r)</text:p>
      <text:p text:style-name="P1">2 write (w)</text:p>
      <text:p text:style-name="P1">1 execute (x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7:11:05.178553560</meta:creation-date>
    <dc:date>2017-10-21T17:11:38.163559564</dc:date>
    <meta:editing-duration>PT33S</meta:editing-duration>
    <meta:editing-cycles>1</meta:editing-cycles>
    <meta:document-statistic meta:table-count="0" meta:image-count="0" meta:object-count="0" meta:page-count="1" meta:paragraph-count="18" meta:word-count="107" meta:character-count="608" meta:non-whitespace-character-count="496"/>
    <meta:generator>LibreOffice/5.1.6.2$Linux_X86_64 LibreOffice_project/10m0$Build-2</meta:generator>
  </office:meta>
</office:document-meta>
</file>